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.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2.7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2.84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rial" style:font-style-name="Normal" style:font-family-generic="swiss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3" style:family="text">
      <style:text-properties fo:font-family="Arial" style:font-family-generic="roman" style:font-pitch="variable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4" style:family="text">
      <style:text-properties fo:font-family="Arial" style:font-style-name="Normal" style:font-family-generic="swiss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11.327cm" svg:height="8.098cm" svg:x="8.2cm" svg:y="8cm" svg:viewBox="0 0 11328 8099" svg:d="m5664 8099c3211 0 5664-1753 5664-4050s-2453-4049-5664-4049-5664 1753-5664 4049 2453 4050 5664 4050z">
          <text:p/>
        </draw:path>
        <draw:polygon draw:style-name="gr1" draw:text-style-name="P1" draw:layer="layout" svg:width="0cm" svg:height="0cm" svg:x="2cm" svg:y="16cm" svg:viewBox="0 0 0 0" draw:points="0,0">
          <text:p/>
        </draw:polygon>
        <draw:polygon draw:style-name="gr1" draw:text-style-name="P1" draw:layer="layout" svg:width="0cm" svg:height="0cm" svg:x="13.329cm" svg:y="8.3cm" svg:viewBox="0 0 0 0" draw:points="0,0">
          <text:p/>
        </draw:polygon>
        <draw:polygon draw:style-name="gr1" draw:text-style-name="P1" draw:layer="layout" svg:width="0cm" svg:height="0cm" svg:x="8.671cm" svg:y="16cm" svg:viewBox="0 0 0 0" draw:points="0,0">
          <text:p/>
        </draw:polygon>
        <draw:polygon draw:style-name="gr1" draw:text-style-name="P1" draw:layer="layout" svg:width="0cm" svg:height="0cm" svg:x="20cm" svg:y="8.3cm" svg:viewBox="0 0 0 0" draw:points="0,0">
          <text:p/>
        </draw:polygon>
        <draw:polygon draw:style-name="gr1" draw:text-style-name="P1" draw:layer="layout" svg:width="0cm" svg:height="0cm" svg:x="5.398cm" svg:y="11.2cm" svg:viewBox="0 0 0 0" draw:points="0,0">
          <text:p/>
        </draw:polygon>
        <draw:polygon draw:style-name="gr1" draw:text-style-name="P1" draw:layer="layout" svg:width="0cm" svg:height="0cm" svg:x="16.728cm" svg:y="3.5cm" svg:viewBox="0 0 0 0" draw:points="0,0">
          <text:p/>
        </draw:polygon>
        <draw:frame draw:style-name="gr2" draw:text-style-name="P2" draw:layer="layout" svg:width="1.473cm" svg:height="1.431cm" svg:x="10.793cm" svg:y="5.617cm">
          <draw:text-box>
            <text:p><text:span text:style-name="T1">C</text:span></text:p>
          </draw:text-box>
        </draw:frame>
        <draw:frame draw:style-name="gr3" draw:text-style-name="P2" draw:layer="layout" svg:width="1.406cm" svg:height="1.43cm" svg:x="5.336cm" svg:y="12.783cm">
          <draw:text-box>
            <text:p><text:span text:style-name="T1">B</text:span></text:p>
          </draw:text-box>
        </draw:frame>
        <draw:frame draw:style-name="gr4" draw:text-style-name="P2" draw:layer="layout" svg:width="1.405cm" svg:height="1.431cm" svg:x="16.292cm" svg:y="12.125cm">
          <draw:text-box>
            <text:p><text:span text:style-name="T1">A</text:span></text:p>
          </draw:text-box>
        </draw:frame>
        <draw:frame draw:style-name="gr5" draw:text-style-name="P2" draw:layer="layout" svg:width="3.662cm" svg:height="1.431cm" svg:x="9.838cm" svg:y="13.5cm">
          <draw:text-box>
            <text:p><text:span text:style-name="T1">A </text:span><text:span text:style-name="T2">∩ </text:span><text:span text:style-name="T3">B</text:span></text:p>
          </draw:text-box>
        </draw:frame>
        <draw:frame draw:style-name="gr6" draw:text-style-name="P2" draw:layer="layout" svg:width="3.796cm" svg:height="1.431cm" svg:x="6.604cm" svg:y="8.3cm">
          <draw:text-box>
            <text:p><text:span text:style-name="T1">B </text:span><text:span text:style-name="T2">∩ </text:span><text:span text:style-name="T3">C</text:span></text:p>
          </draw:text-box>
        </draw:frame>
        <draw:frame draw:style-name="gr6" draw:text-style-name="P2" draw:layer="layout" svg:width="3.796cm" svg:height="1.431cm" svg:x="13.304cm" svg:y="8.369cm">
          <draw:text-box>
            <text:p><text:span text:style-name="T1">A </text:span><text:span text:style-name="T2">∩ </text:span><text:span text:style-name="T3">C</text:span></text:p>
          </draw:text-box>
        </draw:frame>
        <draw:frame draw:style-name="gr6" draw:text-style-name="P2" draw:layer="layout" svg:width="5.296cm" svg:height="1.431cm" svg:x="9cm" svg:y="10.069cm">
          <draw:text-box>
            <text:p><text:span text:style-name="T1">A </text:span><text:span text:style-name="T4">∩ </text:span><text:span text:style-name="T1">B </text:span><text:span text:style-name="T2">∩ </text:span><text:span text:style-name="T3">C</text:span></text:p>
          </draw:text-box>
        </draw:frame>
        <draw:path draw:style-name="gr1" draw:text-style-name="P1" draw:layer="layout" svg:width="11.427cm" svg:height="8.098cm" svg:x="3.5cm" svg:y="8cm" svg:viewBox="0 0 11428 8099" svg:d="m5714 8099c3239 0 5714-1753 5714-4050s-2475-4049-5714-4049-5714 1753-5714 4049 2475 4050 5714 4050z">
          <text:p/>
        </draw:path>
        <draw:path draw:style-name="gr1" draw:text-style-name="P1" draw:layer="layout" svg:width="8.699cm" svg:height="11.499cm" draw:transform="rotate (1.5707963267946) translate (5.80042199392995cm 12.7000000000051cm)" svg:viewBox="0 0 8700 11500" svg:d="m4350 23100c2466 0 4350-2489 4350-5749s-1884-5750-4350-5750-4350 2489-4350 5750 1884 5749 4350 574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ydonal Ospina</meta:initial-creator>
    <meta:creation-date>2011-08-18T19:32:39</meta:creation-date>
    <dc:date>2011-08-18T21:03:55</dc:date>
    <dc:creator>Raydonal Ospina</dc:creator>
    <meta:editing-duration>PT01H16M06S</meta:editing-duration>
    <meta:editing-cycles>1</meta:editing-cycles>
    <meta:document-statistic meta:object-count="16"/>
    <meta:generator>OpenOffice.org/3.2$Linux OpenOffice.org_project/320m12$Build-9483</meta:generator>
  </office:meta>
</office:document-meta>
</file>